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Mono" svg:font-family="'Roboto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1.27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Roboto Mono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Roboto Mono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3.81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Roboto Mono" fo:font-size="12pt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6a52f417-7fff-f7fd-ca74-ce229f4c91b9"/>Q.Which of the following is not a legal identifier? Select the one correct answer.</text:p>
      <text:p text:style-name="P1">(a) a2z</text:p>
      <text:p text:style-name="P1">(b) ödipus</text:p>
      <text:p text:style-name="P1">(c) 52pickup</text:p>
      <text:p text:style-name="P1">(d) _class</text:p>
      <text:p text:style-name="P1">(e) ca$h</text:p>
      <text:p text:style-name="Text_20_body"/>
      <text:p text:style-name="P1">Q. Which statement is true? Select the one correct answer.</text:p>
      <text:list xml:id="list3950731807040335425" text:style-name="L1">
        <text:list-item>
          <text:p text:style-name="P2">new and delete are keywords in the Java language.</text:p>
        </text:list-item>
        <text:list-item>
          <text:p text:style-name="P2">try , catch , and thrown are keywords in the Java language.</text:p>
        </text:list-item>
        <text:list-item>
          <text:p text:style-name="P2">static , unsigned , and long are keywords in the Java language.</text:p>
        </text:list-item>
        <text:list-item>
          <text:p text:style-name="P2">exit , class , and while are keywords in the Java language.</text:p>
        </text:list-item>
        <text:list-item>
          <text:p text:style-name="P2">return , goto , and default are keywords in the Java language.</text:p>
        </text:list-item>
        <text:list-item>
          <text:p text:style-name="P2">for , while , and next are keywords in the Java language.</text:p>
        </text:list-item>
      </text:list>
      <text:p text:style-name="Text_20_body"/>
      <text:p text:style-name="P1">Q. Which statement about the following comment is true?</text:p>
      <text:p text:style-name="P6">/* // */</text:p>
      <text:p text:style-name="P1">Select the one correct answer.</text:p>
      <text:p text:style-name="Text_20_body"/>
      <text:p text:style-name="P1">(a)The comment is not valid. The multiple-line comment ( /* ... */) does not</text:p>
      <text:p text:style-name="P1">end correctly, since the comment-end sequence */ is a part of the single-line</text:p>
      <text:p text:style-name="P1">comment ( // ... ).</text:p>
      <text:p text:style-name="P1">(b) It is a completely valid comment. The // part is ignored by the compiler.</text:p>
      <text:p text:style-name="P1">(c) This combination of comments is illegal, and will result in a compile</text:p>
      <text:p text:style-name="P1">time error.</text:p>
      <text:p text:style-name="Text_20_body"/>
      <text:p text:style-name="P1">Q. Which declarations are valid? Select the three correct answers.</text:p>
      <text:p text:style-name="P1">(a) char a = '\u0061';</text:p>
      <text:p text:style-name="P1">(b) char 'a' = 'a';</text:p>
      <text:p text:style-name="P1">(c) char \u0061 = 'a';</text:p>
      <text:p text:style-name="P1">(d) ch\u0061r a = 'a';</text:p>
      <text:p text:style-name="P1">(e) ch'a'r a = 'a';</text:p>
      <text:p text:style-name="Text_20_body"/>
      <text:p text:style-name="P1">Q. Given the following code within a method, which statement is true?</text:p>
      <text:p text:style-name="P7">int a, b;</text:p>
      <text:p text:style-name="P7">b = 5;</text:p>
      <text:p text:style-name="P1">Select the one correct answer.</text:p>
      <text:list xml:id="list1499592750583096062" text:style-name="L2">
        <text:list-item>
          <text:p text:style-name="P3"><text:soft-page-break/>Local variable a is not declared.</text:p>
        </text:list-item>
        <text:list-item>
          <text:p text:style-name="P3">Local variable b is not declared.</text:p>
        </text:list-item>
        <text:list-item>
          <text:p text:style-name="P3">Local variable a is declared but not initialized.</text:p>
        </text:list-item>
        <text:list-item>
          <text:p text:style-name="P3">Local variable b is declared but not initialized.</text:p>
        </text:list-item>
        <text:list-item>
          <text:p text:style-name="P3">Local variable b is initialized but not declared.</text:p>
        </text:list-item>
      </text:list>
      <text:p text:style-name="P1">Q. In which of these variable declarations will the variable remain uninitialized</text:p>
      <text:p text:style-name="P1">unless it is explicitly initialized? Select the one correct answer.</text:p>
      <text:list xml:id="list5286669427135863734" text:style-name="L3">
        <text:list-item>
          <text:p text:style-name="P4">Declaration of an instance variable of type int .</text:p>
        </text:list-item>
        <text:list-item>
          <text:p text:style-name="P4">Declaration of a static variable of type float .</text:p>
        </text:list-item>
        <text:list-item>
          <text:p text:style-name="P4">Declaration of a local variable of type float .</text:p>
        </text:list-item>
        <text:list-item>
          <text:p text:style-name="P4">Declaration of a static variable of type Object .</text:p>
        </text:list-item>
        <text:list-item>
          <text:p text:style-name="P4">Declaration of an instance variable of type int[] .</text:p>
        </text:list-item>
      </text:list>
      <text:p text:style-name="Text_20_body"/>
      <text:p text:style-name="P1">Q. Which of the following do not denote a primitive data value in Java? Select the two correct answers.</text:p>
      <text:p text:style-name="P1">(a)"t"</text:p>
      <text:p text:style-name="P1">(b) 'k'</text:p>
      <text:p text:style-name="P1">(c) 50.5F</text:p>
      <text:p text:style-name="P1">(d) "hello"</text:p>
      <text:p text:style-name="P1">(e) false</text:p>
      <text:p text:style-name="Text_20_body"/>
      <text:p text:style-name="P1">Q. Which of the following primitive data types are not integer types? Select the three correct answers.</text:p>
      <text:p text:style-name="P1">(a) boolean</text:p>
      <text:p text:style-name="P1">(b) byte</text:p>
      <text:p text:style-name="P1">(c) float</text:p>
      <text:p text:style-name="P1">(d) short</text:p>
      <text:p text:style-name="P1">(e) double</text:p>
      <text:p text:style-name="Text_20_body"/>
      <text:p text:style-name="P1">Q. Which integral type in Java has the exact range from - 2147483648 (-2 31 ) to</text:p>
      <text:p text:style-name="P1">2147483647 (2 31 -1) , inclusive? Select the one correct answer.</text:p>
      <text:p text:style-name="P1">(a) byte</text:p>
      <text:p text:style-name="P1">(b) short</text:p>
      <text:p text:style-name="P1">(c) int</text:p>
      <text:p text:style-name="P1">(d) long</text:p>
      <text:p text:style-name="P1">(e) char</text:p>
      <text:p text:style-name="Text_20_body"/>
      <text:p text:style-name="P1"><text:soft-page-break/>Q. What will be the result of compiling and running the following program?</text:p>
      <text:p text:style-name="P8">public class Init {</text:p>
      <text:p text:style-name="P7">String title;</text:p>
      <text:p text:style-name="P7">boolean published;</text:p>
      <text:p text:style-name="P7">static int total;</text:p>
      <text:p text:style-name="P7">static double maxPrice;</text:p>
      <text:p text:style-name="P7">public static void main(String[] args) {</text:p>
      <text:p text:style-name="P9">Init initMe = new Init();</text:p>
      <text:p text:style-name="P9">double price;</text:p>
      <text:p text:style-name="P9">if (true)</text:p>
      <text:p text:style-name="P9">price = 100.00;</text:p>
      <text:p text:style-name="P9">System.out.println("|" + initMe.title + "|" + initMe.published + "|" +</text:p>
      <text:p text:style-name="P9">Init.total + "|" + Init.maxPrice + "|" + price+ "|");</text:p>
      <text:p text:style-name="P7">}</text:p>
      <text:p text:style-name="P8">}</text:p>
      <text:p text:style-name="Text_20_body"/>
      <text:p text:style-name="P1">Select the one correct answer.</text:p>
      <text:list xml:id="list4010075022019188226" text:style-name="L4">
        <text:list-item>
          <text:p text:style-name="P5">The program will fail to compile.</text:p>
        </text:list-item>
        <text:list-item>
          <text:p text:style-name="P5">The program will compile, and print |null|false|0|0.0|0.0| , when run.</text:p>
        </text:list-item>
        <text:list-item>
          <text:p text:style-name="P5">The program will compile, and print |null|true|0|0.0|100.0| , when run.</text:p>
        </text:list-item>
        <text:list-item>
          <text:p text:style-name="P5">The program will compile, and print | |false|0|0.0|0.0| , when run.</text:p>
        </text:list-item>
        <text:list-item>
          <text:p text:style-name="P5">The program will compile, and print |null|false|0|0.0|100.0| , when run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Mono" svg:font-family="'Roboto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0:28:26.952823304</meta:creation-date>
    <dc:date>2019-05-12T10:29:04.209466976</dc:date>
    <meta:editing-duration>PT37S</meta:editing-duration>
    <meta:editing-cycles>1</meta:editing-cycles>
    <meta:document-statistic meta:table-count="0" meta:image-count="0" meta:object-count="0" meta:page-count="3" meta:paragraph-count="84" meta:word-count="576" meta:character-count="3106" meta:non-whitespace-character-count="2635"/>
    <meta:generator>LibreOffice/5.1.6.2$Linux_X86_64 LibreOffice_project/10m0$Build-2</meta:generator>
  </office:meta>
</office:document-meta>
</file>